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fc7f" officeooo:paragraph-rsid="000ff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y enfiramiento Newton</text:p>
      <text:p text:style-name="P1"/>
      <text:p text:style-name="P1">Se usarón cilindros de hierro (F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Florez</meta:initial-creator>
    <meta:creation-date>2016-03-04T14:33:42.315852121</meta:creation-date>
    <dc:date>2016-03-04T14:35:23.583595394</dc:date>
    <dc:creator>Juan Florez</dc:creator>
    <meta:editing-duration>PT1M42S</meta:editing-duration>
    <meta:editing-cycles>1</meta:editing-cycles>
    <meta:document-statistic meta:table-count="0" meta:image-count="0" meta:object-count="0" meta:page-count="1" meta:paragraph-count="2" meta:word-count="9" meta:character-count="57" meta:non-whitespace-character-count="50"/>
    <meta:generator>LibreOffice/4.3.3.2$Linux_X86_64 LibreOffice_project/430m0$Build-2</meta:generator>
  </office:meta>
</office:document-meta>
</file>